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est_lin1_development" table:style-name="ta1">
        <table:shapes>
          <draw:frame draw:z-index="0" draw:style-name="gr1" draw:text-style-name="P1" svg:width="453.51pt" svg:height="255.09pt" svg:x="100.12pt" svg:y="18.65pt">
            <draw:object draw:notify-on-update-of-ranges="best_lin1_development.A1:best_lin1_development.A11 best_lin1_development.B1:best_lin1_development.B11 best_lin1_development.A1:best_lin1_development.A11 best_lin1_development.C1:best_lin1_development.C11 best_lin1_development.A1:best_lin1_development.A11 best_lin1_development.D1:best_lin1_development.D11 best_lin1_development.A1:best_lin1_development.A11 best_lin1_development.E1:best_lin1_development.E11 best_lin1_development.A1:best_lin1_development.A11 best_lin1_development.F1:best_lin1_development.F11 best_lin1_development.A1:best_lin1_development.A11 best_lin1_development.G1:best_lin1_development.G11 best_lin1_development.A1:best_lin1_development.A11 best_lin1_development.H1:best_lin1_development.H11 best_lin1_development.A1:best_lin1_development.A11 best_lin1_development.I1:best_lin1_development.I11 best_lin1_development.A1:best_lin1_development.A11 best_lin1_development.J1:best_lin1_development.J11 best_lin1_development.A1:best_lin1_development.A11 best_lin1_development.K1:best_lin1_development.K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369082811318023" calcext:value-type="float">
            <text:p>0.369082811318023</text:p>
          </table:table-cell>
          <table:table-cell office:value-type="float" office:value="0" calcext:value-type="float">
            <text:p>0</text:p>
          </table:table-cell>
          <table:table-cell office:value-type="float" office:value="0.437257073933291" calcext:value-type="float">
            <text:p>0.4372570739332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5122913853119" calcext:value-type="float">
            <text:p>1.5122913853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15995508663066" calcext:value-type="float">
            <text:p>3.15995508663066</text:p>
          </table:table-cell>
          <table:table-cell office:value-type="float" office:value="0" calcext:value-type="float">
            <text:p>0</text:p>
          </table:table-cell>
          <table:table-cell office:value-type="float" office:value="2.68487127890494" calcext:value-type="float">
            <text:p>2.68487127890494</text:p>
          </table:table-cell>
          <table:table-cell office:value-type="float" office:value="2.99633562843783" calcext:value-type="float">
            <text:p>2.99633562843783</text:p>
          </table:table-cell>
          <table:table-cell office:value-type="float" office:value="0" calcext:value-type="float">
            <text:p>0</text:p>
          </table:table-cell>
          <table:table-cell office:value-type="float" office:value="1.55670590628303" calcext:value-type="float">
            <text:p>1.55670590628303</text:p>
          </table:table-cell>
          <table:table-cell office:value-type="float" office:value="0" calcext:value-type="float">
            <text:p>0</text:p>
          </table:table-cell>
          <table:table-cell office:value-type="float" office:value="2.43692284969679" calcext:value-type="float">
            <text:p>2.43692284969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.2244303069686" calcext:value-type="float">
            <text:p>12.2244303069686</text:p>
          </table:table-cell>
          <table:table-cell office:value-type="float" office:value="3.92199082634247" calcext:value-type="float">
            <text:p>3.92199082634247</text:p>
          </table:table-cell>
          <table:table-cell office:value-type="float" office:value="6.11406868731058" calcext:value-type="float">
            <text:p>6.11406868731058</text:p>
          </table:table-cell>
          <table:table-cell office:value-type="float" office:value="6.23939247909142" calcext:value-type="float">
            <text:p>6.23939247909142</text:p>
          </table:table-cell>
          <table:table-cell office:value-type="float" office:value="0" calcext:value-type="float">
            <text:p>0</text:p>
          </table:table-cell>
          <table:table-cell office:value-type="float" office:value="3.45974080946283" calcext:value-type="float">
            <text:p>3.45974080946283</text:p>
          </table:table-cell>
          <table:table-cell office:value-type="float" office:value="0" calcext:value-type="float">
            <text:p>0</text:p>
          </table:table-cell>
          <table:table-cell office:value-type="float" office:value="3.00388704492418" calcext:value-type="float">
            <text:p>3.00388704492418</text:p>
          </table:table-cell>
          <table:table-cell office:value-type="float" office:value="3.1981506104552" calcext:value-type="float">
            <text:p>3.19815061045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.5119098909636" calcext:value-type="float">
            <text:p>30.5119098909636</text:p>
          </table:table-cell>
          <table:table-cell office:value-type="float" office:value="6.18125717365353" calcext:value-type="float">
            <text:p>6.18125717365353</text:p>
          </table:table-cell>
          <table:table-cell office:value-type="float" office:value="15.6959673801341" calcext:value-type="float">
            <text:p>15.6959673801341</text:p>
          </table:table-cell>
          <table:table-cell office:value-type="float" office:value="14.2750067640348" calcext:value-type="float">
            <text:p>14.2750067640348</text:p>
          </table:table-cell>
          <table:table-cell office:value-type="float" office:value="0" calcext:value-type="float">
            <text:p>0</text:p>
          </table:table-cell>
          <table:table-cell office:value-type="float" office:value="1.56326749639259" calcext:value-type="float">
            <text:p>1.56326749639259</text:p>
          </table:table-cell>
          <table:table-cell office:value-type="float" office:value="0" calcext:value-type="float">
            <text:p>0</text:p>
          </table:table-cell>
          <table:table-cell office:value-type="float" office:value="3.35253318579996" calcext:value-type="float">
            <text:p>3.35253318579996</text:p>
          </table:table-cell>
          <table:table-cell office:value-type="float" office:value="8.13377001414132" calcext:value-type="float">
            <text:p>8.133770014141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6.7920460085204" calcext:value-type="float">
            <text:p>76.7920460085204</text:p>
          </table:table-cell>
          <table:table-cell office:value-type="float" office:value="2.06175821933468" calcext:value-type="float">
            <text:p>2.06175821933468</text:p>
          </table:table-cell>
          <table:table-cell office:value-type="float" office:value="29.4643937398222" calcext:value-type="float">
            <text:p>29.4643937398222</text:p>
          </table:table-cell>
          <table:table-cell office:value-type="float" office:value="20.7193747257477" calcext:value-type="float">
            <text:p>20.7193747257477</text:p>
          </table:table-cell>
          <table:table-cell office:value-type="float" office:value="0" calcext:value-type="float">
            <text:p>0</text:p>
          </table:table-cell>
          <table:table-cell office:value-type="float" office:value="0.706355013240712" calcext:value-type="float">
            <text:p>0.706355013240712</text:p>
          </table:table-cell>
          <table:table-cell office:value-type="float" office:value="0" calcext:value-type="float">
            <text:p>0</text:p>
          </table:table-cell>
          <table:table-cell office:value-type="float" office:value="3.56370809034706" calcext:value-type="float">
            <text:p>3.56370809034706</text:p>
          </table:table-cell>
          <table:table-cell office:value-type="float" office:value="24.4650510903218" calcext:value-type="float">
            <text:p>24.46505109032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84.83357356712" calcext:value-type="float">
            <text:p>184.83357356712</text:p>
          </table:table-cell>
          <table:table-cell office:value-type="float" office:value="0.687699417055896" calcext:value-type="float">
            <text:p>0.687699417055896</text:p>
          </table:table-cell>
          <table:table-cell office:value-type="float" office:value="23.3209166560612" calcext:value-type="float">
            <text:p>23.3209166560612</text:p>
          </table:table-cell>
          <table:table-cell office:value-type="float" office:value="60.5776669696663" calcext:value-type="float">
            <text:p>60.5776669696663</text:p>
          </table:table-cell>
          <table:table-cell office:value-type="float" office:value="0" calcext:value-type="float">
            <text:p>0</text:p>
          </table:table-cell>
          <table:table-cell office:value-type="float" office:value="0.319163166816709" calcext:value-type="float">
            <text:p>0.319163166816709</text:p>
          </table:table-cell>
          <table:table-cell office:value-type="float" office:value="0" calcext:value-type="float">
            <text:p>0</text:p>
          </table:table-cell>
          <table:table-cell office:value-type="float" office:value="3.69192303977552" calcext:value-type="float">
            <text:p>3.69192303977552</text:p>
          </table:table-cell>
          <table:table-cell office:value-type="float" office:value="55.8936566764518" calcext:value-type="float">
            <text:p>55.89365667645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69.872036246559" calcext:value-type="float">
            <text:p>369.872036246559</text:p>
          </table:table-cell>
          <table:table-cell office:value-type="float" office:value="0.229382128216582" calcext:value-type="float">
            <text:p>0.229382128216582</text:p>
          </table:table-cell>
          <table:table-cell office:value-type="float" office:value="96.8180053229839" calcext:value-type="float">
            <text:p>96.8180053229839</text:p>
          </table:table-cell>
          <table:table-cell office:value-type="float" office:value="139.182270304754" calcext:value-type="float">
            <text:p>139.182270304754</text:p>
          </table:table-cell>
          <table:table-cell office:value-type="float" office:value="0" calcext:value-type="float">
            <text:p>0</text:p>
          </table:table-cell>
          <table:table-cell office:value-type="float" office:value="0.144212365089786" calcext:value-type="float">
            <text:p>0.144212365089786</text:p>
          </table:table-cell>
          <table:table-cell office:value-type="float" office:value="0" calcext:value-type="float">
            <text:p>0</text:p>
          </table:table-cell>
          <table:table-cell office:value-type="float" office:value="3.76990853777278" calcext:value-type="float">
            <text:p>3.76990853777278</text:p>
          </table:table-cell>
          <table:table-cell office:value-type="float" office:value="61.3061633814118" calcext:value-type="float">
            <text:p>61.30616338141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15.141065710493" calcext:value-type="float">
            <text:p>815.141065710493</text:p>
          </table:table-cell>
          <table:table-cell office:value-type="float" office:value="0.0765104047498296" calcext:value-type="float">
            <text:p>0.07651040474983</text:p>
          </table:table-cell>
          <table:table-cell office:value-type="float" office:value="177.749375277842" calcext:value-type="float">
            <text:p>177.749375277842</text:p>
          </table:table-cell>
          <table:table-cell office:value-type="float" office:value="240.320617919052" calcext:value-type="float">
            <text:p>240.320617919052</text:p>
          </table:table-cell>
          <table:table-cell office:value-type="float" office:value="0" calcext:value-type="float">
            <text:p>0</text:p>
          </table:table-cell>
          <table:table-cell office:value-type="float" office:value="0.0651616740497296" calcext:value-type="float">
            <text:p>0.06516167404973</text:p>
          </table:table-cell>
          <table:table-cell office:value-type="float" office:value="0" calcext:value-type="float">
            <text:p>0</text:p>
          </table:table-cell>
          <table:table-cell office:value-type="float" office:value="3.81740603768643" calcext:value-type="float">
            <text:p>3.81740603768643</text:p>
          </table:table-cell>
          <table:table-cell office:value-type="float" office:value="180.599645514288" calcext:value-type="float">
            <text:p>180.5996455142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736.8878516179" calcext:value-type="float">
            <text:p>1736.8878516179</text:p>
          </table:table-cell>
          <table:table-cell office:value-type="float" office:value="0.0255200441311433" calcext:value-type="float">
            <text:p>0.025520044131143</text:p>
          </table:table-cell>
          <table:table-cell office:value-type="float" office:value="293.22543781417" calcext:value-type="float">
            <text:p>293.22543781417</text:p>
          </table:table-cell>
          <table:table-cell office:value-type="float" office:value="595.762935722899" calcext:value-type="float">
            <text:p>595.762935722899</text:p>
          </table:table-cell>
          <table:table-cell office:value-type="float" office:value="0" calcext:value-type="float">
            <text:p>0</text:p>
          </table:table-cell>
          <table:table-cell office:value-type="float" office:value="0.0294429937566007" calcext:value-type="float">
            <text:p>0.029442993756601</text:p>
          </table:table-cell>
          <table:table-cell office:value-type="float" office:value="0" calcext:value-type="float">
            <text:p>0</text:p>
          </table:table-cell>
          <table:table-cell office:value-type="float" office:value="3.84636353051246" calcext:value-type="float">
            <text:p>3.84636353051246</text:p>
          </table:table-cell>
          <table:table-cell office:value-type="float" office:value="363.942396499976" calcext:value-type="float">
            <text:p>363.9423964999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563.96522423745" calcext:value-type="float">
            <text:p>3563.96522423745</text:p>
          </table:table-cell>
          <table:table-cell office:value-type="float" office:value="0.00851221026192457" calcext:value-type="float">
            <text:p>0.008512210261925</text:p>
          </table:table-cell>
          <table:table-cell office:value-type="float" office:value="832.619196700184" calcext:value-type="float">
            <text:p>832.619196700184</text:p>
          </table:table-cell>
          <table:table-cell office:value-type="float" office:value="1203.94052458217" calcext:value-type="float">
            <text:p>1203.94052458217</text:p>
          </table:table-cell>
          <table:table-cell office:value-type="float" office:value="0" calcext:value-type="float">
            <text:p>0</text:p>
          </table:table-cell>
          <table:table-cell office:value-type="float" office:value="0.0133036772611096" calcext:value-type="float">
            <text:p>0.01330367726111</text:p>
          </table:table-cell>
          <table:table-cell office:value-type="float" office:value="0" calcext:value-type="float">
            <text:p>0</text:p>
          </table:table-cell>
          <table:table-cell office:value-type="float" office:value="3.86403095589407" calcext:value-type="float">
            <text:p>3.86403095589407</text:p>
          </table:table-cell>
          <table:table-cell office:value-type="float" office:value="631.501788487892" calcext:value-type="float">
            <text:p>631.5017884878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1T18:05:24.725880763</dc:date>
    <meta:editing-duration>PT1M1S</meta:editing-duration>
    <meta:editing-cycles>1</meta:editing-cycles>
    <meta:document-statistic meta:table-count="1" meta:cell-count="121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21cm" svg:y="1.96cm" style:legend-expansion="high" chart:style-name="ch2"/>
        <chart:plot-area chart:style-name="ch3" table:cell-range-address="best_lin1_development.A1:best_lin1_development.K11" svg:x="0.32cm" svg:y="0.18cm" svg:width="12.481cm" svg:height="8.64cm">
          <chartooo:coordinate-region svg:x="1.312cm" svg:y="0.379cm" svg:width="11.30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est_lin1_development.B1:best_lin1_development.B11" chart:class="chart:scatter">
            <chart:domain table:cell-range-address="best_lin1_development.A1:best_lin1_development.A11"/>
            <chart:data-point chart:repeated="11"/>
          </chart:series>
          <chart:series chart:style-name="ch7" chart:values-cell-range-address="best_lin1_development.C1:best_lin1_development.C11" chart:class="chart:scatter">
            <chart:data-point chart:repeated="11"/>
          </chart:series>
          <chart:series chart:style-name="ch8" chart:values-cell-range-address="best_lin1_development.D1:best_lin1_development.D11" chart:class="chart:scatter">
            <chart:data-point chart:repeated="11"/>
          </chart:series>
          <chart:series chart:style-name="ch9" chart:values-cell-range-address="best_lin1_development.E1:best_lin1_development.E11" chart:class="chart:scatter">
            <chart:data-point chart:repeated="11"/>
          </chart:series>
          <chart:series chart:style-name="ch10" chart:values-cell-range-address="best_lin1_development.F1:best_lin1_development.F11" chart:class="chart:scatter">
            <chart:data-point chart:repeated="11"/>
          </chart:series>
          <chart:series chart:style-name="ch11" chart:values-cell-range-address="best_lin1_development.G1:best_lin1_development.G11" chart:class="chart:scatter">
            <chart:data-point chart:repeated="11"/>
          </chart:series>
          <chart:series chart:style-name="ch12" chart:values-cell-range-address="best_lin1_development.H1:best_lin1_development.H11" chart:class="chart:scatter">
            <chart:data-point chart:repeated="11"/>
          </chart:series>
          <chart:series chart:style-name="ch13" chart:values-cell-range-address="best_lin1_development.I1:best_lin1_development.I11" chart:class="chart:scatter">
            <chart:data-point chart:repeated="11"/>
          </chart:series>
          <chart:series chart:style-name="ch14" chart:values-cell-range-address="best_lin1_development.J1:best_lin1_development.J11" chart:class="chart:scatter">
            <chart:data-point chart:repeated="11"/>
          </chart:series>
          <chart:series chart:style-name="ch15" chart:values-cell-range-address="best_lin1_development.K1:best_lin1_development.K11" chart:class="chart:scatter">
            <chart:data-point chart:repeated="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best_lin1_development.A1:best_lin1_development.A11</svg:desc>
                </draw:g>
              </table:table-cell>
              <table:table-cell office:value-type="float" office:value="1">
                <text:p>1</text:p>
                <draw:g>
                  <svg:desc>best_lin1_development.B1:best_lin1_development.B11</svg:desc>
                </draw:g>
              </table:table-cell>
              <table:table-cell office:value-type="float" office:value="0">
                <text:p>0</text:p>
                <draw:g>
                  <svg:desc>best_lin1_development.C1:best_lin1_development.C11</svg:desc>
                </draw:g>
              </table:table-cell>
              <table:table-cell office:value-type="float" office:value="0">
                <text:p>0</text:p>
                <draw:g>
                  <svg:desc>best_lin1_development.D1:best_lin1_development.D11</svg:desc>
                </draw:g>
              </table:table-cell>
              <table:table-cell office:value-type="float" office:value="0">
                <text:p>0</text:p>
                <draw:g>
                  <svg:desc>best_lin1_development.E1:best_lin1_development.E11</svg:desc>
                </draw:g>
              </table:table-cell>
              <table:table-cell office:value-type="float" office:value="0">
                <text:p>0</text:p>
                <draw:g>
                  <svg:desc>best_lin1_development.F1:best_lin1_development.F11</svg:desc>
                </draw:g>
              </table:table-cell>
              <table:table-cell office:value-type="float" office:value="0">
                <text:p>0</text:p>
                <draw:g>
                  <svg:desc>best_lin1_development.G1:best_lin1_development.G11</svg:desc>
                </draw:g>
              </table:table-cell>
              <table:table-cell office:value-type="float" office:value="0">
                <text:p>0</text:p>
                <draw:g>
                  <svg:desc>best_lin1_development.H1:best_lin1_development.H11</svg:desc>
                </draw:g>
              </table:table-cell>
              <table:table-cell office:value-type="float" office:value="0">
                <text:p>0</text:p>
                <draw:g>
                  <svg:desc>best_lin1_development.I1:best_lin1_development.I11</svg:desc>
                </draw:g>
              </table:table-cell>
              <table:table-cell office:value-type="float" office:value="0">
                <text:p>0</text:p>
                <draw:g>
                  <svg:desc>best_lin1_development.J1:best_lin1_development.J11</svg:desc>
                </draw:g>
              </table:table-cell>
              <table:table-cell office:value-type="float" office:value="0">
                <text:p>0</text:p>
                <draw:g>
                  <svg:desc>best_lin1_development.K1:best_lin1_development.K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369082811318023">
                <text:p>0.369082811318023</text:p>
              </table:table-cell>
              <table:table-cell office:value-type="float" office:value="0">
                <text:p>0</text:p>
              </table:table-cell>
              <table:table-cell office:value-type="float" office:value="0.437257073933291">
                <text:p>0.4372570739332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122913853119">
                <text:p>1.5122913853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.15995508663066">
                <text:p>3.15995508663066</text:p>
              </table:table-cell>
              <table:table-cell office:value-type="float" office:value="0">
                <text:p>0</text:p>
              </table:table-cell>
              <table:table-cell office:value-type="float" office:value="2.68487127890494">
                <text:p>2.68487127890494</text:p>
              </table:table-cell>
              <table:table-cell office:value-type="float" office:value="2.99633562843783">
                <text:p>2.99633562843783</text:p>
              </table:table-cell>
              <table:table-cell office:value-type="float" office:value="0">
                <text:p>0</text:p>
              </table:table-cell>
              <table:table-cell office:value-type="float" office:value="1.55670590628303">
                <text:p>1.55670590628303</text:p>
              </table:table-cell>
              <table:table-cell office:value-type="float" office:value="0">
                <text:p>0</text:p>
              </table:table-cell>
              <table:table-cell office:value-type="float" office:value="2.43692284969679">
                <text:p>2.43692284969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2.2244303069686">
                <text:p>12.2244303069686</text:p>
              </table:table-cell>
              <table:table-cell office:value-type="float" office:value="3.92199082634247">
                <text:p>3.92199082634247</text:p>
              </table:table-cell>
              <table:table-cell office:value-type="float" office:value="6.11406868731058">
                <text:p>6.11406868731058</text:p>
              </table:table-cell>
              <table:table-cell office:value-type="float" office:value="6.23939247909142">
                <text:p>6.23939247909142</text:p>
              </table:table-cell>
              <table:table-cell office:value-type="float" office:value="0">
                <text:p>0</text:p>
              </table:table-cell>
              <table:table-cell office:value-type="float" office:value="3.45974080946283">
                <text:p>3.45974080946283</text:p>
              </table:table-cell>
              <table:table-cell office:value-type="float" office:value="0">
                <text:p>0</text:p>
              </table:table-cell>
              <table:table-cell office:value-type="float" office:value="3.00388704492418">
                <text:p>3.00388704492418</text:p>
              </table:table-cell>
              <table:table-cell office:value-type="float" office:value="3.1981506104552">
                <text:p>3.19815061045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0.5119098909636">
                <text:p>30.5119098909636</text:p>
              </table:table-cell>
              <table:table-cell office:value-type="float" office:value="6.18125717365353">
                <text:p>6.18125717365353</text:p>
              </table:table-cell>
              <table:table-cell office:value-type="float" office:value="15.6959673801341">
                <text:p>15.6959673801341</text:p>
              </table:table-cell>
              <table:table-cell office:value-type="float" office:value="14.2750067640348">
                <text:p>14.2750067640348</text:p>
              </table:table-cell>
              <table:table-cell office:value-type="float" office:value="0">
                <text:p>0</text:p>
              </table:table-cell>
              <table:table-cell office:value-type="float" office:value="1.56326749639259">
                <text:p>1.56326749639259</text:p>
              </table:table-cell>
              <table:table-cell office:value-type="float" office:value="0">
                <text:p>0</text:p>
              </table:table-cell>
              <table:table-cell office:value-type="float" office:value="3.35253318579996">
                <text:p>3.35253318579996</text:p>
              </table:table-cell>
              <table:table-cell office:value-type="float" office:value="8.13377001414132">
                <text:p>8.133770014141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76.7920460085204">
                <text:p>76.7920460085204</text:p>
              </table:table-cell>
              <table:table-cell office:value-type="float" office:value="2.06175821933468">
                <text:p>2.06175821933468</text:p>
              </table:table-cell>
              <table:table-cell office:value-type="float" office:value="29.4643937398222">
                <text:p>29.4643937398222</text:p>
              </table:table-cell>
              <table:table-cell office:value-type="float" office:value="20.7193747257477">
                <text:p>20.7193747257477</text:p>
              </table:table-cell>
              <table:table-cell office:value-type="float" office:value="0">
                <text:p>0</text:p>
              </table:table-cell>
              <table:table-cell office:value-type="float" office:value="0.706355013240712">
                <text:p>0.706355013240712</text:p>
              </table:table-cell>
              <table:table-cell office:value-type="float" office:value="0">
                <text:p>0</text:p>
              </table:table-cell>
              <table:table-cell office:value-type="float" office:value="3.56370809034706">
                <text:p>3.56370809034706</text:p>
              </table:table-cell>
              <table:table-cell office:value-type="float" office:value="24.4650510903218">
                <text:p>24.46505109032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84.83357356712">
                <text:p>184.83357356712</text:p>
              </table:table-cell>
              <table:table-cell office:value-type="float" office:value="0.687699417055896">
                <text:p>0.687699417055896</text:p>
              </table:table-cell>
              <table:table-cell office:value-type="float" office:value="23.3209166560612">
                <text:p>23.3209166560612</text:p>
              </table:table-cell>
              <table:table-cell office:value-type="float" office:value="60.5776669696663">
                <text:p>60.5776669696663</text:p>
              </table:table-cell>
              <table:table-cell office:value-type="float" office:value="0">
                <text:p>0</text:p>
              </table:table-cell>
              <table:table-cell office:value-type="float" office:value="0.319163166816709">
                <text:p>0.319163166816709</text:p>
              </table:table-cell>
              <table:table-cell office:value-type="float" office:value="0">
                <text:p>0</text:p>
              </table:table-cell>
              <table:table-cell office:value-type="float" office:value="3.69192303977552">
                <text:p>3.69192303977552</text:p>
              </table:table-cell>
              <table:table-cell office:value-type="float" office:value="55.8936566764518">
                <text:p>55.89365667645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369.872036246559">
                <text:p>369.872036246559</text:p>
              </table:table-cell>
              <table:table-cell office:value-type="float" office:value="0.229382128216582">
                <text:p>0.229382128216582</text:p>
              </table:table-cell>
              <table:table-cell office:value-type="float" office:value="96.8180053229839">
                <text:p>96.8180053229839</text:p>
              </table:table-cell>
              <table:table-cell office:value-type="float" office:value="139.182270304754">
                <text:p>139.182270304754</text:p>
              </table:table-cell>
              <table:table-cell office:value-type="float" office:value="0">
                <text:p>0</text:p>
              </table:table-cell>
              <table:table-cell office:value-type="float" office:value="0.144212365089786">
                <text:p>0.144212365089786</text:p>
              </table:table-cell>
              <table:table-cell office:value-type="float" office:value="0">
                <text:p>0</text:p>
              </table:table-cell>
              <table:table-cell office:value-type="float" office:value="3.76990853777278">
                <text:p>3.76990853777278</text:p>
              </table:table-cell>
              <table:table-cell office:value-type="float" office:value="61.3061633814118">
                <text:p>61.30616338141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815.141065710493">
                <text:p>815.141065710493</text:p>
              </table:table-cell>
              <table:table-cell office:value-type="float" office:value="0.0765104047498296">
                <text:p>0.0765104047498296</text:p>
              </table:table-cell>
              <table:table-cell office:value-type="float" office:value="177.749375277842">
                <text:p>177.749375277842</text:p>
              </table:table-cell>
              <table:table-cell office:value-type="float" office:value="240.320617919052">
                <text:p>240.320617919052</text:p>
              </table:table-cell>
              <table:table-cell office:value-type="float" office:value="0">
                <text:p>0</text:p>
              </table:table-cell>
              <table:table-cell office:value-type="float" office:value="0.0651616740497296">
                <text:p>0.0651616740497296</text:p>
              </table:table-cell>
              <table:table-cell office:value-type="float" office:value="0">
                <text:p>0</text:p>
              </table:table-cell>
              <table:table-cell office:value-type="float" office:value="3.81740603768643">
                <text:p>3.81740603768643</text:p>
              </table:table-cell>
              <table:table-cell office:value-type="float" office:value="180.599645514288">
                <text:p>180.5996455142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736.8878516179">
                <text:p>1736.8878516179</text:p>
              </table:table-cell>
              <table:table-cell office:value-type="float" office:value="0.0255200441311433">
                <text:p>0.0255200441311433</text:p>
              </table:table-cell>
              <table:table-cell office:value-type="float" office:value="293.22543781417">
                <text:p>293.22543781417</text:p>
              </table:table-cell>
              <table:table-cell office:value-type="float" office:value="595.762935722899">
                <text:p>595.762935722899</text:p>
              </table:table-cell>
              <table:table-cell office:value-type="float" office:value="0">
                <text:p>0</text:p>
              </table:table-cell>
              <table:table-cell office:value-type="float" office:value="0.0294429937566007">
                <text:p>0.0294429937566007</text:p>
              </table:table-cell>
              <table:table-cell office:value-type="float" office:value="0">
                <text:p>0</text:p>
              </table:table-cell>
              <table:table-cell office:value-type="float" office:value="3.84636353051246">
                <text:p>3.84636353051246</text:p>
              </table:table-cell>
              <table:table-cell office:value-type="float" office:value="363.942396499976">
                <text:p>363.9423964999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3563.96522423745">
                <text:p>3563.96522423745</text:p>
              </table:table-cell>
              <table:table-cell office:value-type="float" office:value="0.00851221026192457">
                <text:p>0.00851221026192457</text:p>
              </table:table-cell>
              <table:table-cell office:value-type="float" office:value="832.619196700184">
                <text:p>832.619196700184</text:p>
              </table:table-cell>
              <table:table-cell office:value-type="float" office:value="1203.94052458217">
                <text:p>1203.94052458217</text:p>
              </table:table-cell>
              <table:table-cell office:value-type="float" office:value="0">
                <text:p>0</text:p>
              </table:table-cell>
              <table:table-cell office:value-type="float" office:value="0.0133036772611096">
                <text:p>0.0133036772611096</text:p>
              </table:table-cell>
              <table:table-cell office:value-type="float" office:value="0">
                <text:p>0</text:p>
              </table:table-cell>
              <table:table-cell office:value-type="float" office:value="3.86403095589407">
                <text:p>3.86403095589407</text:p>
              </table:table-cell>
              <table:table-cell office:value-type="float" office:value="631.501788487892">
                <text:p>631.5017884878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